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9eda" officeooo:paragraph-rsid="00189eda"/>
    </style:style>
    <style:style style:name="P2" style:family="paragraph" style:parent-style-name="Standard" style:list-style-name="L1">
      <style:text-properties officeooo:rsid="00189eda" officeooo:paragraph-rsid="00189e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ler for tildelelse af rettigheder (kun for brugere med “user admin” rettigheden):</text:p>
      <text:p text:style-name="P1"/>
      <text:list xml:id="list8601542054870631565" text:style-name="L1">
        <text:list-item>
          <text:p text:style-name="P2">Der findes altid en ADMIN gruppen med ALLE tilladelse</text:p>
        </text:list-item>
        <text:list-item>
          <text:p text:style-name="P2">Brugere kan oprette/slette/opdatere brugere i egen eller nedarvet gruppe</text:p>
        </text:list-item>
        <text:list-item>
          <text:p text:style-name="P2">Rettigheder kan kun gives til nedarvede grupper hvis egen gruppe har rettigheden</text:p>
        </text:list-item>
        <text:list-item>
          <text:p text:style-name="P2">Man kan ikke ændre rettigheder i egen gruppe</text:p>
        </text:list-item>
        <text:list-item>
          <text:p text:style-name="P2">Rettigheder er kumulative for brugeren, ikke for grupp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3:34:00.902895165</meta:creation-date>
    <dc:date>2015-04-22T13:44:19.947094051</dc:date>
    <meta:editing-duration>PT10M20S</meta:editing-duration>
    <meta:editing-cycles>1</meta:editing-cycles>
    <meta:document-statistic meta:table-count="0" meta:image-count="0" meta:object-count="0" meta:page-count="1" meta:paragraph-count="6" meta:word-count="63" meta:character-count="395" meta:non-whitespace-character-count="343"/>
    <meta:generator>LibreOffice/4.4.2.2$Linux_X86_64 LibreOffice_project/40m0$Build-2</meta:generator>
  </office:meta>
</office:document-meta>
</file>